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OverScroller.isFinish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verScroller.setFriction( float fri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OverScroller.SpringOverScroller( Context context , Interpolator interpo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verScroller.getFina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verScroller.onSpringEndStateChang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OverScroller.SpringOverScroller( Context context , Interpolator interpolator , float bounceCoefficientX , float bounceCoefficientY , boolean flywhe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verScroller.startScroll( int startX , int startY , int dx , int 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OverScroller.fling( int startX , int startY , int velocityX , int velocityY , int minX , int maxX , int minY , int maxY , int overX , int ov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OverScroller.getCur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verScroller.getStar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verScroller.springBack( int startX , int startY , int minX , int maxX , int minY , int max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pringOverScroller.notifyVerticalEdgeReached( int startY , int finalY , int ov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OverScroller.onSpringUpd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verScroller.SpringOverScroller( Context context , Interpolator interpolator , boolean flywhe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ringOverScroller.abortAnim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OverScroller.getCurrVelo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OverScroller.getSta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verScroller.getFinal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verScroller.onSpringActiv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OverScroller.computeScrollOff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verScroller.SpringOverScroller( Context context , Interpolator interpolator , float bounceCoefficientX , float bounceCoefficien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verScroller.notifyHorizontalEdgeReached( int startX , int finalX , int over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OverScroller.getCurr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verScroller.SpringOverScroller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verScroller.onSpringAtRest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